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2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74pt solid #000000" fo:border-right="0.74pt solid #000000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top"/>
    </style:style>
    <style:style style:name="ce10" style:family="table-cell" style:parent-style-name="Default">
      <style:table-cell-properties fo:border-bottom="none" fo:border-left="0.74pt solid #000000" fo:border-right="0.74pt solid #000000" fo:border-top="none" style:vertical-align="top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 style:vertical-align="top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15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40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0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regar Hotel" table:style-name="ta1">
        <table:table-column table:style-name="co1" table:default-cell-style-name="ce3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Hotel</text:p>
          </table:table-cell>
          <table:covered-table-cell/>
        </table:table-row>
        <table:table-row table:style-name="ro1">
          <table:covered-table-cell table:number-columns-repeated="2" table:style-name="ce17"/>
        </table:table-row>
        <table:table-row table:style-name="ro1">
          <table:table-cell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14"/>
        </table:table-row>
        <table:table-row table:style-name="ro1">
          <table:table-cell table:style-name="ce4" office:value-type="string" calcext:value-type="string" table:number-columns-spanned="2" table:number-rows-spanned="1">
            <text:p>Propósito:<text:span text:style-name="T2"> Habilitar un hotel para el alquiler de sus habitaciones</text:span></text:p>
          </table:table-cell>
          <table:covered-table-cell table:style-name="ce35"/>
        </table:table-row>
        <table:table-row table:style-name="ro1">
          <table:table-cell table:style-name="ce4" office:value-type="string" calcext:value-type="string" table:number-columns-spanned="2" table:number-rows-spanned="1">
            <text:p>Postcondiciones:<text:span text:style-name="T2"> Poder alquilar sus habitaciones</text:span></text:p>
          </table:table-cell>
          <table:covered-table-cell table:style-name="ce35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ingresa el hotel ingresando sus datos correspondientes</text:span></text:p>
          </table:table-cell>
          <table:covered-table-cell table:style-name="ce35"/>
        </table:table-row>
        <table:table-row table:style-name="ro1">
          <table:covered-table-cell table:style-name="ce6"/>
          <table:covered-table-cell table:style-name="ce3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9" office:value-type="string" calcext:value-type="string">
            <text:p>1- Ingresa los datos del hotel</text:p>
          </table:table-cell>
          <table:table-cell table:style-name="ce9"/>
        </table:table-row>
        <table:table-row table:style-name="ro1">
          <table:table-cell table:style-name="ce10" office:value-type="string" calcext:value-type="string">
            <text:p>2- Determina su calidad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3- Verifica si todos los datos son correctos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4- Guarda los datos del nuevo hotel</text:p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Excepciones: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/>
        </table:table-row>
        <table:table-row table:style-name="ro1">
          <table:table-cell table:style-name="ce35" office:value-type="string" calcext:value-type="string" table:number-columns-spanned="2" table:number-rows-spanned="1">
            <text:p>1- El usuario cancela la adición en cualquier momento</text:p>
          </table:table-cell>
          <table:covered-table-cell/>
        </table:table-row>
        <table:table-row table:style-name="ro1">
          <table:table-cell table:style-name="ce34" office:value-type="string" calcext:value-type="string" table:number-columns-spanned="2" table:number-rows-spanned="1">
            <text:p>2- Los datos son inválidos</text:p>
          </table:table-cell>
          <table:covered-table-cell table:style-name="Default"/>
        </table:table-row>
      </table:table>
      <table:table table:name="Agregar Casa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ropósito:<text:span text:style-name="T2"> Habilitar una casa para ser alquilada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ostcondiciones:<text:span text:style-name="T2"> Queda agregada una casa al sistema, disponible para el alquile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agrega una casa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40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5" office:value-type="string" calcext:value-type="string" table:number-columns-spanned="2" table:number-rows-spanned="1">
            <text:p>1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7"/>
        </table:table-row>
        <table:table-row table:style-name="ro1">
          <table:table-cell table:style-name="ce3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7"/>
        </table:table-row>
        <table:table-row table:style-name="ro1">
          <table:table-cell table:style-name="ce16" office:value-type="string" calcext:value-type="string" table:number-columns-spanned="2" table:number-rows-spanned="1">
            <text:p>2- No se completan todos los datos</text:p>
          </table:table-cell>
          <table:covered-table-cell table:style-name="ce14"/>
        </table:table-row>
      </table:table>
      <table:table table:name="Agregar Casa Finde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 Finde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<text:span text:style-name="T3">Propósito:</text:span><text:span text:style-name="T4"> Habilitar una casa de finde para ser alquilada</text:span></text:p>
          </table:table-cell>
          <table:covered-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<text:span text:style-name="T3">Postcondiciones:</text:span><text:span text:style-name="T4"> Queda agregada una casa de finde al sistema, disponible para el alquiler durante fines de semana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<text:span text:style-name="T5">Resumen:</text:span><text:span text:style-name="T4"> El administrador agrega una casa de finde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40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5" office:value-type="string" calcext:value-type="string" table:number-columns-spanned="2" table:number-rows-spanned="1">
            <text:p>1- Los datos son inválidos</text:p>
          </table:table-cell>
          <table:covered-table-cell table:style-name="ce16"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1">
          <table:table-cell table:style-name="ce3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7"/>
        </table:table-row>
        <table:table-row table:style-name="ro1">
          <table:table-cell table:style-name="ce16" office:value-type="string" calcext:value-type="string" table:number-columns-spanned="2" table:number-rows-spanned="1">
            <text:p>2- No se completan todos los datos</text:p>
          </table:table-cell>
          <table:covered-table-cell table:style-name="ce45"/>
        </table:table-row>
      </table:table>
      <table:table table:name="Consultar Propiedad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onsult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ropósito:<text:span text:style-name="T2"> Conocer la disponibilidad de una propiedad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ostcondiciones:<text:span text:style-name="T2"> Se conoce la disponibilidad de una propiedad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consulta sobre la disponibilidad de una propiedad para luego realizar acciones que impactan sobre la misma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onsulta los datos de una propiedad</text:p>
          </table:table-cell>
          <table:table-cell table:style-name="ce22"/>
        </table:table-row>
        <table:table-row table:style-name="ro1">
          <table:table-cell/>
          <table:table-cell table:style-name="ce40" office:value-type="string" calcext:value-type="string">
            <text:p>2- Verifica la lista de propiedades</text:p>
          </table:table-cell>
        </table:table-row>
        <table:table-row table:style-name="ro1">
          <table:table-cell table:style-name="ce20"/>
          <table:table-cell table:style-name="ce40" office:value-type="string" calcext:value-type="string">
            <text:p>3- Facilita un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40" office:value-type="string" calcext:value-type="string" table:number-columns-spanned="2" table:number-rows-spanned="1">
            <text:p>1- No se encuentra dicha propiedad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se indica una propiedad a busca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7"/>
        </table:table-row>
        <table:table-row table:style-name="ro1">
          <table:table-cell table:style-name="ce17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7"/>
        </table:table-row>
      </table:table>
      <table:table table:name="Alquilar Propiedad" table:style-name="ta1">
        <table:table-column table:style-name="co3" table:default-cell-style-name="ce6"/>
        <table:table-column table:style-name="co3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lquil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ropósito:<text:span text:style-name="T2"> Alquilar una propiedad</text:span></text:p>
          </table:table-cell>
          <table:covered-table-cell/>
        </table:table-row>
        <table:table-row table:style-name="ro1">
          <table:table-cell table:style-name="ce4" office:value-type="string" calcext:value-type="string" table:number-columns-spanned="2" table:number-rows-spanned="1">
            <text:p>Postcondiciones:<text:span text:style-name="T2"> Queda alquilada una propiedad por un tiempo determinado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selecciona una propiedad y una fecha en la que se alquilara dicha propiedad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40" office:value-type="string" calcext:value-type="string">
            <text:p>1- Selecciona una propiedad y una fecha</text:p>
          </table:table-cell>
          <table:table-cell/>
        </table:table-row>
        <table:table-row table:style-name="ro1">
          <table:table-cell office:value-type="string" calcext:value-type="string">
            <text:p>2- Ingresa los datos del cliente</text:p>
          </table:table-cell>
          <table:table-cell table:style-name="ce40"/>
        </table:table-row>
        <table:table-row table:style-name="ro1">
          <table:table-cell/>
          <table:table-cell table:style-name="ce40" office:value-type="string" calcext:value-type="string">
            <text:p>3- El sistema verifica la validez</text:p>
          </table:table-cell>
        </table:table-row>
        <table:table-row table:style-name="ro3">
          <table:table-cell table:style-name="ce20"/>
          <table:table-cell table:style-name="ce50" office:value-type="string" calcext:value-type="string">
            <text:p>4- El sistema crea el alquiler y muestra el comprobante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40" office:value-type="string" calcext:value-type="string" table:number-columns-spanned="2" table:number-rows-spanned="1">
            <text:p>1- Los datos son inválidos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7"/>
        </table:table-row>
        <table:table-row table:style-name="ro1">
          <table:table-cell table:style-name="ce3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7"/>
        </table:table-row>
        <table:table-row table:style-name="ro1">
          <table:table-cell table:style-name="ce16" office:value-type="string" calcext:value-type="string" table:number-columns-spanned="2" table:number-rows-spanned="1">
            <text:p>2- No se completan los datos – vuelve al paso 2</text:p>
          </table:table-cell>
          <table:covered-table-cell table:style-name="ce17"/>
        </table:table-row>
      </table:table>
      <table:table table:name="Cancelar Alquiler" table:style-name="ta1">
        <table:table-column table:style-name="co1" table:default-cell-style-name="ce4"/>
        <table:table-column table:style-name="co1" table:default-cell-style-name="ce17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ancelar Alquiler</text:p>
          </table:table-cell>
          <table:covered-table-cell table:style-name="ce14"/>
        </table:table-row>
        <table:table-row table:style-name="ro1">
          <table:covered-table-cell table:style-name="ce6"/>
          <table:covered-table-cell table:style-name="ce35"/>
        </table:table-row>
        <table:table-row table:style-name="ro1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35"/>
        </table:table-row>
        <table:table-row table:style-name="ro1">
          <table:table-cell office:value-type="string" calcext:value-type="string" table:number-columns-spanned="2" table:number-rows-spanned="1">
            <text:p>Propósito:<text:span text:style-name="T2"> Cancelar un alquiler existente</text:span></text:p>
          </table:table-cell>
          <table:covered-table-cell table:style-name="ce35"/>
        </table:table-row>
        <table:table-row table:style-name="ro1">
          <table:table-cell office:value-type="string" calcext:value-type="string" table:number-columns-spanned="2" table:number-rows-spanned="1">
            <text:p>Precondición:<text:span text:style-name="T2"> Debe existir un alquiler con anterioridad.</text:span></text:p>
          </table:table-cell>
          <table:covered-table-cell table:style-name="ce35"/>
        </table:table-row>
        <table:table-row table:style-name="ro1">
          <table:table-cell office:value-type="string" calcext:value-type="string" table:number-columns-spanned="2" table:number-rows-spanned="1">
            <text:p>Postcondiciones:<text:span text:style-name="T2"> Queda cancelado un alquiler y se libera una propiedad para futuros alquileres</text:span></text:p>
          </table:table-cell>
          <table:covered-table-cell table:style-name="ce35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igna un alquiler a cancelar y se elimina el mismo de la propiedad relacionada.</text:span></text:p>
          </table:table-cell>
          <table:covered-table-cell table:style-name="ce35"/>
        </table:table-row>
        <table:table-row table:style-name="ro1">
          <table:covered-table-cell table:style-name="ce6"/>
          <table:covered-table-cell table:style-name="ce3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Ingresa los datos del alquiler</text:p>
          </table:table-cell>
          <table:table-cell table:style-name="ce22"/>
        </table:table-row>
        <table:table-row table:style-name="ro1">
          <table:table-cell table:style-name="ce6"/>
          <table:table-cell table:style-name="ce40" office:value-type="string" calcext:value-type="string">
            <text:p>2- El sistema verifica que el alquiler existe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3- El alquiler se revoca de l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1- No existe el alquile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1:</text:p>
          </table:table-cell>
          <table:covered-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El usuario cancela el proceso en cualquier momento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2:</text:p>
          </table:table-cell>
          <table:covered-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No se encuentra dicho alquiler</text:p>
          </table:table-cell>
          <table:covered-table-cell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3:</text:p>
          </table:table-cell>
          <table:covered-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No se completan los datos requeridos</text:p>
          </table:table-cell>
          <table:covered-table-cell/>
        </table:table-row>
      </table:table>
      <table:table table:name="Agregar Habitación" table:style-name="ta1">
        <table:table-column table:style-name="co1" table:default-cell-style-name="ce6"/>
        <table:table-column table:style-name="co1" table:default-cell-style-name="ce35"/>
        <table:table-row table:style-name="ro2">
          <table:table-cell table:style-name="ce1" office:value-type="string" calcext:value-type="string" table:number-columns-spanned="2" table:number-rows-spanned="2">
            <text:p><text:span text:style-name="T1">Caso de Uso:</text:span> Agregar Habitación</text:p>
          </table:table-cell>
          <table:covered-table-cell table:style-name="ce14"/>
        </table:table-row>
        <table:table-row table:style-name="ro2">
          <table:covered-table-cell table:number-columns-repeated="2"/>
        </table:table-row>
        <table:table-row table:style-name="ro4">
          <table:table-cell table:style-name="ce40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4">
          <table:table-cell table:style-name="ce4" office:value-type="string" calcext:value-type="string" table:number-columns-spanned="2" table:number-rows-spanned="1">
            <text:p>Propósito:<text:span text:style-name="T2"> que se disponga una habitación para ser alquilada</text:span></text:p>
          </table:table-cell>
          <table:covered-table-cell/>
        </table:table-row>
        <table:table-row table:style-name="ro5">
          <table:table-cell table:style-name="ce4" office:value-type="string" calcext:value-type="string" table:number-columns-spanned="2" table:number-rows-spanned="1">
            <text:p>Postcondiciones:<text:span text:style-name="T2"> se habilita una habitación para alquilar</text:span></text:p>
          </table:table-cell>
          <table:covered-table-cell/>
        </table:table-row>
        <table:table-row table:style-name="ro2">
          <table:table-cell table:style-name="ce5" office:value-type="string" calcext:value-type="string" table:number-columns-spanned="2" table:number-rows-spanned="2">
            <text:p>Resumen:<text:span text:style-name="T2"> el Administrador describe una habitación de un hotel existente, ingresando sus datos </text:span></text:p>
          </table:table-cell>
          <table:covered-table-cell/>
        </table:table-row>
        <table:table-row table:style-name="ro2">
          <table:covered-table-cell table:number-columns-repeated="2"/>
        </table:table-row>
        <table:table-row table:style-name="ro2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2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2">
          <table:table-cell table:style-name="ce19" office:value-type="string" calcext:value-type="string">
            <text:p>1- Carga los datos de la habitación</text:p>
          </table:table-cell>
          <table:table-cell table:style-name="ce22"/>
        </table:table-row>
        <table:table-row table:style-name="ro2">
          <table:table-cell/>
          <table:table-cell table:style-name="ce40" office:value-type="string" calcext:value-type="string">
            <text:p>2- Verifica que los datos son correctos</text:p>
          </table:table-cell>
        </table:table-row>
        <table:table-row table:style-name="ro2">
          <table:table-cell/>
          <table:table-cell table:style-name="ce40" office:value-type="string" calcext:value-type="string">
            <text:p>3- Asigna la habitación al hotel</text:p>
          </table:table-cell>
        </table:table-row>
        <table:table-row table:style-name="ro2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2">
          <table:table-cell table:style-name="ce40" office:value-type="string" calcext:value-type="string" table:number-columns-spanned="2" table:number-rows-spanned="1">
            <text:p>1- No se completan todos los datos</text:p>
          </table:table-cell>
          <table:covered-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2">
          <table:table-cell table:style-name="ce35" office:value-type="string" calcext:value-type="string" table:number-columns-spanned="2" table:number-rows-spanned="1">
            <text:p>1- El usuario cancela el proceso en cualquier momento</text:p>
          </table:table-cell>
          <table:covered-table-cell table:style-name="ce16"/>
        </table:table-row>
        <table:table-row table:style-name="ro2">
          <table:table-cell table:style-name="ce13" office:value-type="string" calcext:value-type="string" table:number-columns-spanned="2" table:number-rows-spanned="1">
            <text:p>2- Los datos de la habitación son inválidos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6:03:26.305000000</meta:creation-date>
    <dc:date>2023-11-12T23:40:22.265000000</dc:date>
    <meta:editing-duration>PT2H15M17S</meta:editing-duration>
    <meta:editing-cycles>48</meta:editing-cycles>
    <meta:generator>LibreOffice/7.4.4.2$Windows_X86_64 LibreOffice_project/85569322deea74ec9134968a29af2df5663baa21</meta:generator>
    <meta:document-statistic meta:table-count="7" meta:cell-count="120" meta:object-count="0"/>
  </office:meta>
</office:document-meta>
</file>